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style:text-underline-style="solid" style:text-underline-width="auto" style:text-underline-color="font-color" officeooo:rsid="0013a2af" officeooo:paragraph-rsid="0013a2af"/>
    </style:style>
    <style:style style:name="P5" style:family="paragraph" style:parent-style-name="Standard">
      <style:text-properties officeooo:paragraph-rsid="0013a2af"/>
    </style:style>
    <style:style style:name="P6" style:family="paragraph" style:parent-style-name="Standard">
      <style:text-properties officeooo:paragraph-rsid="0014b053"/>
    </style:style>
    <style:style style:name="P7" style:family="paragraph" style:parent-style-name="Standard">
      <style:text-properties officeooo:paragraph-rsid="00163d20"/>
    </style:style>
    <style:style style:name="P8" style:family="paragraph" style:parent-style-name="Standard">
      <style:text-properties officeooo:rsid="001c54ee" officeooo:paragraph-rsid="001c54ee"/>
    </style:style>
    <style:style style:name="P9" style:family="paragraph" style:parent-style-name="Standard">
      <style:text-properties officeooo:rsid="001c8108" officeooo:paragraph-rsid="001c8108"/>
    </style:style>
    <style:style style:name="P10" style:family="paragraph" style:parent-style-name="Standard">
      <style:text-properties style:text-underline-style="none" fo:font-weight="bold" officeooo:rsid="00163d20" officeooo:paragraph-rsid="00163d20" style:font-weight-asian="bold" style:font-weight-complex="bold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text-properties fo:color="#cccccc" loext:opacity="100%" style:font-name="Droid Sans Mono" fo:font-size="10.5pt" fo:font-weight="normal" officeooo:rsid="001e6b11" officeooo:paragraph-rsid="001e6b11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P15" style:family="paragraph" style:parent-style-name="Standard">
      <style:text-properties officeooo:rsid="001e6b11" officeooo:paragraph-rsid="001e6b11"/>
    </style:style>
    <style:style style:name="P16" style:family="paragraph" style:parent-style-name="Standard">
      <style:text-properties fo:font-weight="normal" officeooo:rsid="0011e250" officeooo:paragraph-rsid="0011e250" style:font-weight-asian="normal" style:font-weight-complex="normal"/>
    </style:style>
    <style:style style:name="P17" style:family="paragraph" style:parent-style-name="Standard">
      <style:text-properties fo:font-weight="normal" officeooo:rsid="001c8108" officeooo:paragraph-rsid="001c810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e6b11" officeooo:paragraph-rsid="001e6b11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8bd0c" officeooo:paragraph-rsid="0028bd0c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20ef4c" officeooo:paragraph-rsid="0020ef4c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4d284" officeooo:paragraph-rsid="0024d284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24ed05" officeooo:paragraph-rsid="0024ed05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2644e9" officeooo:paragraph-rsid="002644e9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28bd0c" officeooo:paragraph-rsid="0028bd0c" style:font-weight-asian="bold" style:font-weight-complex="bold"/>
    </style:style>
    <style:style style:name="P25" style:family="paragraph" style:parent-style-name="Standard">
      <style:text-properties officeooo:paragraph-rsid="001f0c01"/>
    </style:style>
    <style:style style:name="P26" style:family="paragraph" style:parent-style-name="Standard">
      <style:text-properties officeooo:paragraph-rsid="0024ed0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bold" officeooo:rsid="001f0c0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238" style:font-weight-asian="normal" style:font-weight-complex="normal"/>
    </style:style>
    <style:style style:name="T9" style:family="text">
      <style:text-properties fo:font-weight="normal" officeooo:rsid="00163d20" style:font-weight-asian="normal" style:font-weight-complex="normal"/>
    </style:style>
    <style:style style:name="T10" style:family="text">
      <style:text-properties fo:font-weight="normal" officeooo:rsid="001a9829" style:font-weight-asian="normal" style:font-weight-complex="normal"/>
    </style:style>
    <style:style style:name="T11" style:family="text">
      <style:text-properties fo:font-weight="normal" officeooo:rsid="001c54ee" style:font-weight-asian="normal" style:font-weight-complex="normal"/>
    </style:style>
    <style:style style:name="T12" style:family="text">
      <style:text-properties fo:font-weight="normal" officeooo:rsid="0022bb93" style:font-weight-asian="normal" style:font-weight-complex="normal"/>
    </style:style>
    <style:style style:name="T13" style:family="text">
      <style:text-properties fo:font-weight="normal" officeooo:rsid="002318c3" style:font-weight-asian="normal" style:font-weight-complex="normal"/>
    </style:style>
    <style:style style:name="T14" style:family="text">
      <style:text-properties fo:font-weight="normal" officeooo:rsid="002822b1" style:font-weight-asian="normal" style:font-weight-complex="normal"/>
    </style:style>
    <style:style style:name="T15" style:family="text">
      <style:text-properties style:text-underline-style="none" officeooo:rsid="0013a2af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13a2af" style:font-weight-asian="bold" style:font-weight-complex="bold"/>
    </style:style>
    <style:style style:name="T18" style:family="text">
      <style:text-properties style:text-underline-style="none" fo:font-weight="bold" officeooo:rsid="0014b053" style:font-weight-asian="bold" style:font-weight-complex="bold"/>
    </style:style>
    <style:style style:name="T19" style:family="text">
      <style:text-properties style:text-underline-style="none" fo:font-weight="bold" officeooo:rsid="00163d20" style:font-weight-asian="bold" style:font-weight-complex="bold"/>
    </style:style>
    <style:style style:name="T20" style:family="text">
      <style:text-properties style:text-underline-style="none" fo:font-weight="bold" officeooo:rsid="0019f238" style:font-weight-asian="bold" style:font-weight-complex="bold"/>
    </style:style>
    <style:style style:name="T21" style:family="text">
      <style:text-properties style:text-underline-style="none" fo:font-weight="bold" officeooo:rsid="001f0c01" style:font-weight-asian="bold" style:font-weight-complex="bold"/>
    </style:style>
    <style:style style:name="T22" style:family="text">
      <style:text-properties style:text-underline-style="none" fo:font-weight="bold" officeooo:rsid="0024ed05" style:font-weight-asian="bold" style:font-weight-complex="bold"/>
    </style:style>
    <style:style style:name="T23" style:family="text">
      <style:text-properties style:text-underline-style="none" officeooo:rsid="0014b053"/>
    </style:style>
    <style:style style:name="T24" style:family="text">
      <style:text-properties style:text-underline-style="none" officeooo:rsid="00163d20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163d20" style:font-weight-asian="normal" style:font-weight-complex="normal"/>
    </style:style>
    <style:style style:name="T27" style:family="text">
      <style:text-properties style:text-underline-style="none" fo:font-weight="normal" officeooo:rsid="001f0c01" style:font-weight-asian="normal" style:font-weight-complex="normal"/>
    </style:style>
    <style:style style:name="T28" style:family="text">
      <style:text-properties style:text-underline-style="none" fo:font-weight="normal" officeooo:rsid="0024ed05" style:font-weight-asian="normal" style:font-weight-complex="normal"/>
    </style:style>
    <style:style style:name="T29" style:family="text">
      <style:text-properties style:text-underline-style="none" style:font-weight-asian="normal" style:font-weight-complex="normal"/>
    </style:style>
    <style:style style:name="T3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3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32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33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34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35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36" style:family="text">
      <style:text-properties fo:font-variant="normal" fo:text-transform="none" fo:color="#000000" loext:opacity="80%" style:font-name="Consolas" fo:font-size="10.5pt" fo:letter-spacing="normal" fo:font-style="normal" fo:font-weight="normal" style:font-weight-asian="normal" style:font-weight-complex="normal"/>
    </style:style>
    <style:style style:name="T37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f0c01" style:font-weight-asian="normal" style:font-weight-complex="normal"/>
    </style:style>
    <style:style style:name="T38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4ed05" style:font-weight-asian="normal" style:font-weight-complex="normal"/>
    </style:style>
    <style:style style:name="T39" style:family="text">
      <style:text-properties fo:color="#9cdcfe" loext:opacity="100%"/>
    </style:style>
    <style:style style:name="T40" style:family="text">
      <style:text-properties fo:color="#9cdcfe" loext:opacity="100%" style:font-weight-asian="normal" style:font-weight-complex="normal"/>
    </style:style>
    <style:style style:name="T41" style:family="text">
      <style:text-properties fo:color="#9cdcfe" loext:opacity="100%" fo:background-color="#000000" loext:char-shading-value="0" style:font-weight-asian="normal" style:font-weight-complex="normal"/>
    </style:style>
    <style:style style:name="T42" style:family="text">
      <style:text-properties fo:color="#9cdcfe" loext:opacity="100%" style:text-underline-style="none" style:font-weight-asian="normal" style:font-weight-complex="normal"/>
    </style:style>
    <style:style style:name="T43" style:family="text">
      <style:text-properties fo:color="#ce9178" loext:opacity="100%"/>
    </style:style>
    <style:style style:name="T44" style:family="text">
      <style:text-properties fo:color="#d7ba7d" loext:opacity="100%"/>
    </style:style>
    <style:style style:name="T45" style:family="text">
      <style:text-properties fo:background-color="#000000" loext:char-shading-value="0" style:font-weight-asian="normal" style:font-weight-complex="normal"/>
    </style:style>
    <style:style style:name="T46" style:family="text">
      <style:text-properties fo:color="#569cd6" loext:opacity="100%"/>
    </style:style>
    <style:style style:name="T47" style:family="text">
      <style:text-properties officeooo:rsid="001f0c01"/>
    </style:style>
    <style:style style:name="T48" style:family="text">
      <style:text-properties officeooo:rsid="0022bb93"/>
    </style:style>
    <style:style style:name="T49" style:family="text">
      <style:text-properties officeooo:rsid="002318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4">Списък с използвани библиотеки</text:p>
      <text:p text:style-name="P5"><text:span text:style-name="T17">bcrypt</text:span><text:span text:style-name="T15"> - </text:span><text:a xlink:type="simple" xlink:href="https://www.npmjs.com/package/bcrypt" text:style-name="Internet_20_link" text:visited-style-name="Visited_20_Internet_20_Link">https://www.npmjs.com/package/bcrypt</text:a><text:span text:style-name="T15"> - </text:span><text:span text:style-name="T30">npm </text:span><text:span text:style-name="T31">i</text:span><text:span text:style-name="T30"> bcrypt</text:span></text:p>
      <text:p text:style-name="P5"><text:span text:style-name="T17">body-parser </text:span><text:span text:style-name="T15">- </text:span><text:a xlink:type="simple" xlink:href="https://www.npmjs.com/package/body-parser" text:style-name="Internet_20_link" text:visited-style-name="Visited_20_Internet_20_Link">https://www.npmjs.com/package/body-parser</text:a><text:span text:style-name="T15"> - </text:span><text:span text:style-name="T30">npm </text:span><text:span text:style-name="T31">i</text:span><text:span text:style-name="T30"> body-parser</text:span></text:p>
      <text:p text:style-name="P6"><text:span text:style-name="T18">express</text:span><text:span text:style-name="T23"> - </text:span><text:a xlink:type="simple" xlink:href="https://www.npmjs.com/package/express" text:style-name="Internet_20_link" text:visited-style-name="Visited_20_Internet_20_Link">https://www.npmjs.com/package/express</text:a><text:span text:style-name="T23"> - </text:span><text:span text:style-name="T30">npm </text:span><text:span text:style-name="T32">i </text:span><text:span text:style-name="T30">express</text:span></text:p>
      <text:p text:style-name="P6"><text:span text:style-name="T18">mongoose</text:span><text:span text:style-name="T23"> - </text:span><text:a xlink:type="simple" xlink:href="https://www.npmjs.com/package/mongoose" text:style-name="Internet_20_link" text:visited-style-name="Visited_20_Internet_20_Link">https://www.npmjs.com/package/mongoose</text:a><text:span text:style-name="T23"> - </text:span><text:span text:style-name="T30">npm </text:span><text:span text:style-name="T32">i</text:span><text:span text:style-name="T30"> mongoose</text:span></text:p>
      <text:p text:style-name="P6"><text:span text:style-name="T18">jsonwebtoken</text:span><text:span text:style-name="T23"> - </text:span><text:a xlink:type="simple" xlink:href="https://www.npmjs.com/package/jsonwebtoken" text:style-name="Internet_20_link" text:visited-style-name="Visited_20_Internet_20_Link">https://www.npmjs.com/package/jsonwebtoken</text:a><text:span text:style-name="T23"> - </text:span><text:span text:style-name="T30">npm </text:span><text:span text:style-name="T32">i</text:span><text:span text:style-name="T30"> jsonwebtoken</text:span></text:p>
      <text:p text:style-name="P7"><text:span text:style-name="T19">dotenv</text:span><text:span text:style-name="T24"> - </text:span><text:a xlink:type="simple" xlink:href="https://www.npmjs.com/package/dotenv" text:style-name="Internet_20_link" text:visited-style-name="Visited_20_Internet_20_Link">https://www.npmjs.com/package/dotenv</text:a><text:span text:style-name="T24"> - </text:span><text:span text:style-name="T30">npm </text:span><text:span text:style-name="T33">i</text:span><text:span text:style-name="T30"> dotenv</text:span></text:p>
      <text:p text:style-name="P7"><text:span text:style-name="T19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9"> - </text:span><text:span text:style-name="T34">npm </text:span><text:span text:style-name="T35">i</text:span><text:span text:style-name="T34"> concurrently</text:span></text:p>
      <text:p text:style-name="P25"><text:span text:style-name="T21">nodemon</text:span><text:span text:style-name="T27"> - </text:span><text:a xlink:type="simple" xlink:href="https://www.npmjs.com/package/nodemon" text:style-name="Internet_20_link" text:visited-style-name="Visited_20_Internet_20_Link">https://www.npmjs.com/package/nodemon</text:a><text:span text:style-name="T27"> - </text:span><text:span text:style-name="T36">npm </text:span><text:span text:style-name="T37">i</text:span><text:span text:style-name="T36"> nodemon</text:span></text:p>
      <text:p text:style-name="P26"><text:span text:style-name="T22">validator</text:span><text:span text:style-name="T28"> - </text:span><text:a xlink:type="simple" xlink:href="https://www.npmjs.com/package/validator" text:style-name="Internet_20_link" text:visited-style-name="Visited_20_Internet_20_Link">https://www.npmjs.com/package/validator</text:a><text:span text:style-name="T28"> - </text:span><text:span text:style-name="T36">npm </text:span><text:span text:style-name="T38">i</text:span><text:span text:style-name="T36"> validator</text:span></text:p>
      <text:p text:style-name="P22"><text:span text:style-name="T7"/></text:p>
      <text:p text:style-name="P10"/>
      <text:p text:style-name="P3">Започваме с създаване на нов проект <text:span text:style-name="T1">npm init</text:span>. Той създава файл <text:span text:style-name="T1">package.json</text:span><text:span text:style-name="T7">. </text:span></text:p>
      <text:p text:style-name="P16">Създаваме папки server и frontend. В папка server създаваме файл server.js</text:p>
      <text:p text:style-name="P7"><text:span text:style-name="T9">Инсталиране на необходимите библиотеки </text:span><text:span text:style-name="T3">npm install bcrypt body-parser express mongoose jsonwebtoken dotenv</text:span><text:span text:style-name="T9">. </text:span><text:span text:style-name="T8">С команда </text:span><text:span text:style-name="T2">cd frontend</text:span><text:span text:style-name="T8"> влизаме в папка </text:span><text:span text:style-name="T2">frontend</text:span><text:span text:style-name="T8">. В нея създаваме react апликация с команда </text:span><text:span text:style-name="T2">npm create </text:span><text:span text:style-name="T20">vite@latest .</text:span><text:span text:style-name="T8"> </text:span><text:span text:style-name="T10">=&gt; </text:span><text:span text:style-name="T4">react</text:span><text:span text:style-name="T10"> =&gt; J</text:span><text:span text:style-name="T4">avaScript</text:span><text:span text:style-name="T10">. </text:span><text:span text:style-name="T11">После инсталираме зависимостите с </text:span><text:span text:style-name="T5">npm install</text:span><text:span text:style-name="T11">.</text:span></text:p>
      <text:p text:style-name="P8"><text:span text:style-name="T7">Започваме да създаваме </text:span><text:span text:style-name="T1">server.js</text:span><text:span text:style-name="T7">.</text:span></text:p>
      <text:p text:style-name="P17">В файл package.json променяме script така:</text:p>
      <text:p text:style-name="P9"><text:span text:style-name="T7"/></text:p>
      <text:p text:style-name="P13"><text:span text:style-name="T40">"</text:span><text:span text:style-name="T41">scripts"</text:span><text:span text:style-name="T45">: {</text:span></text:p>
      <text:p text:style-name="P14"><text:span text:style-name="T39"><text:tab/>"start"</text:span>: <text:span text:style-name="T43">"node server/server.js"</text:span>,</text:p>
      <text:p text:style-name="P14"><text:span text:style-name="T39"><text:tab/>"server"</text:span>: <text:span text:style-name="T43">"nodemon server/server.js"</text:span>,</text:p>
      <text:p text:style-name="P14"><text:span text:style-name="T39"><text:tab/>"client"</text:span>: <text:span text:style-name="T43">"npm run dev --prefix frontend"</text:span>,</text:p>
      <text:p text:style-name="P14"><text:span text:style-name="T39"><text:tab/>"dev"</text:span>: <text:span text:style-name="T43">"concurrently </text:span><text:span text:style-name="T44">\"</text:span><text:span text:style-name="T43">npm run server</text:span><text:span text:style-name="T44">\"</text:span><text:span text:style-name="T43"> </text:span><text:span text:style-name="T44">\"</text:span><text:span text:style-name="T43">npm run client</text:span><text:span text:style-name="T44">\"</text:span><text:span text:style-name="T43">"</text:span>,</text:p>
      <text:p text:style-name="P14"><text:span text:style-name="T39"><text:tab/>"test"</text:span>: <text:span text:style-name="T43">"echo </text:span><text:span text:style-name="T44">\"</text:span><text:span text:style-name="T43">Error: no test specified</text:span><text:span text:style-name="T44">\"</text:span><text:span text:style-name="T43"> &amp;&amp; exit 1"</text:span></text:p>
      <text:p text:style-name="P14">},</text:p>
      <text:p text:style-name="P9"><text:span text:style-name="T7"/></text:p>
      <text:p text:style-name="P9"><text:span text:style-name="T7">и инсталираме </text:span><text:span text:style-name="T19">concurrently</text:span><text:span text:style-name="T26">. </text:span></text:p>
      <text:p text:style-name="P15"><text:span text:style-name="T26">В </text:span><text:span text:style-name="T16">vite.config.js</text:span><text:span text:style-name="T25"> добавяме</text:span></text:p>
      <text:p text:style-name="P12"><text:span text:style-name="T42">server:</text:span><text:span text:style-name="T29"> {</text:span></text:p>
      <text:p text:style-name="P11"><text:span text:style-name="T39"><text:tab/>proxy:</text:span> {</text:p>
      <text:p text:style-name="P11"><text:span text:style-name="T43"><text:tab/><text:tab/>'/api'</text:span><text:span text:style-name="T39">:</text:span> {</text:p>
      <text:p text:style-name="P11"><text:span text:style-name="T39"><text:tab/><text:tab/><text:tab/>target:</text:span> <text:span text:style-name="T43">'http://127.0.0.1:3001'</text:span>,</text:p>
      <text:p text:style-name="P11"><text:span text:style-name="T39"><text:tab/><text:tab/><text:tab/>changeOrigin:</text:span> <text:span text:style-name="T46">true</text:span>,</text:p>
      <text:p text:style-name="P11"><text:span text:style-name="T39"><text:tab/><text:tab/><text:tab/>secure:</text:span> <text:span text:style-name="T46">false</text:span></text:p>
      <text:p text:style-name="P11"><text:tab/><text:tab/>}</text:p>
      <text:p text:style-name="P11"><text:tab/>}</text:p>
      <text:p text:style-name="P11">}</text:p>
      <text:p text:style-name="P15"><text:span text:style-name="T25"/></text:p>
      <text:p text:style-name="P18">Това е само за девелъпмент цели.</text:p>
      <text:p text:style-name="P18">Инсталиране на <text:span text:style-name="T6">nodemon </text:span><text:span text:style-name="T47">с команда </text:span><text:span text:style-name="T6">npm i nodemon</text:span><text:span text:style-name="T47">.</text:span></text:p>
      <text:p text:style-name="P18"/>
      <text:p text:style-name="P20">CONNECTING TO DB</text:p>
      <text:p text:style-name="P20"><text:span text:style-name="T7">Създаваме файл</text:span> .<text:span text:style-name="T48">env </text:span><text:span text:style-name="T12">къде записваме всички пароли. </text:span><text:span text:style-name="T13">Сега се нуждаем от </text:span><text:span text:style-name="T49">models</text:span><text:span text:style-name="T13"> </text:span></text:p>
      <text:p text:style-name="P20"><text:span text:style-name="T13"/></text:p>
      <text:p text:style-name="P21"><text:span text:style-name="T49">U</text:span>SER MODEL</text:p>
      <text:p text:style-name="P23"><text:soft-page-break/><text:span text:style-name="T7">инсталиране на </text:span>validator<text:span text:style-name="T7">. </text:span><text:span text:style-name="T14">Използваме го за валидиране на имейла.</text:span></text:p>
      <text:p text:style-name="P23"><text:span text:style-name="T14"/></text:p>
      <text:p text:style-name="P24">CREATING ROUTES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03T19:16:46.808769361</dc:date>
    <meta:editing-duration>PT22H36M6S</meta:editing-duration>
    <meta:editing-cycles>19</meta:editing-cycles>
    <meta:generator>LibreOffice/24.2.7.2$Linux_X86_64 LibreOffice_project/420$Build-2</meta:generator>
    <meta:document-statistic meta:table-count="0" meta:image-count="0" meta:object-count="0" meta:page-count="2" meta:paragraph-count="41" meta:word-count="249" meta:character-count="1910" meta:non-whitespace-character-count="1680"/>
  </office:meta>
</office:document-meta>
</file>